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e40c" officeooo:paragraph-rsid="000de4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scar un paper (articulo de investigación científica) donde un problema sea resuelto a través de algorítmos genéticos utilizando alguna técnica de las que se han visto en clase.</text:p>
      <text:p text:style-name="P1">Buscar una aplicación en la vida real de algún algorítmo genético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4:12:54.809160149</meta:creation-date>
    <dc:date>2019-10-16T14:27:10.133558765</dc:date>
    <meta:editing-duration>PT3M35S</meta:editing-duration>
    <meta:editing-cycles>1</meta:editing-cycles>
    <meta:document-statistic meta:table-count="0" meta:image-count="0" meta:object-count="0" meta:page-count="1" meta:paragraph-count="2" meta:word-count="39" meta:character-count="244" meta:non-whitespace-character-count="206"/>
    <meta:generator>LibreOffice/5.3.6.1$Linux_X86_64 LibreOffice_project/30$Build-1</meta:generator>
  </office:meta>
</office:document-meta>
</file>